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3T18:25:59.957000000</dc:date>
    <meta:editing-duration>PT14H53M15S</meta:editing-duration>
    <meta:editing-cycles>53</meta:editing-cycles>
    <meta:generator>LibreOffice/7.6.2.1$Windows_X86_64 LibreOffice_project/56f7684011345957bbf33a7ee678afaf4d2ba333</meta:generator>
    <meta:document-statistic meta:table-count="0" meta:image-count="0" meta:object-count="0" meta:page-count="2" meta:paragraph-count="14" meta:word-count="546" meta:character-count="3001" meta:non-whitespace-character-count="2467"/>
  </office:meta>
</office:document-meta>
</file>